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7.424cm"/>
    </style:style>
    <style:style style:name="co7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29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39cm" fo:break-before="auto" style:use-optimal-row-height="fals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0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0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esave templateDB, check default value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style-name="ce3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stes de tables, order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rder prop on ramobjects</text:p>
            <text:p>Return 0 par défaut</text:p>
            <text:p>Set by DBTableModel?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“unlock id” with a warning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do Script API: when listing/getting stuff, always check if None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5">
          <table:table-cell table:style-name="Default" table:number-columns-repeated="1024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use dialog everywher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4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 table:number-rows-repeated="1048548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14:'General tasks'.AMJ21 'General tasks'.A11:'General tasks'.AMJ12 'General tasks'.A1:'General tasks'.AMJ7 'General tasks'.A23:'General tasks'.AMJ1048576 'General tasks'.C8:'General tasks'.C9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3"/>
        <table:table-column table:style-name="co2" table:default-cell-style-name="ce16"/>
        <table:table-column table:style-name="co3" table:default-cell-style-name="ce13"/>
        <table:table-column table:style-name="co2" table:number-columns-repeated="1021" table:default-cell-style-name="ce13"/>
        <table:table-row table:style-name="ro1">
          <table:table-cell table:style-name="ce11" office:value-type="string" calcext:value-type="string">
            <text:p>Task</text:p>
          </table:table-cell>
          <table:table-cell table:style-name="ce15" table:content-validation-name="val1" office:value-type="string" calcext:value-type="string">
            <text:p>Status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21"/>
        </table:table-row>
        <table:table-row table:style-name="ro1">
          <table:table-cell table:style-name="ce12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7:'General tasks'.C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08:48:23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0T10:45:35.695000000</dc:date>
    <meta:editing-duration>PT19H19S</meta:editing-duration>
    <meta:editing-cycles>138</meta:editing-cycles>
    <meta:document-statistic meta:table-count="11" meta:cell-count="293" meta:object-count="0"/>
  </office:meta>
</office:document-meta>
</file>